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de5b" officeooo:paragraph-rsid="000fde5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fde5b" officeooo:paragraph-rsid="000fde5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1bed2" officeooo:paragraph-rsid="0011bed2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1bed2" officeooo:paragraph-rsid="0011bed2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1bed2" officeooo:paragraph-rsid="0011bed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39ae0" officeooo:paragraph-rsid="00139ae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fde5b" officeooo:paragraph-rsid="000fde5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fde5b" officeooo:paragraph-rsid="0019e4c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4b52e" officeooo:paragraph-rsid="0014b52e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b66b6" officeooo:paragraph-rsid="001b66b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642d0" officeooo:paragraph-rsid="002642d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fde5b" officeooo:paragraph-rsid="000fde5b" fo:background-color="#fff20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1bed2" officeooo:paragraph-rsid="0011bed2" fo:background-color="#fff20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39ae0" officeooo:paragraph-rsid="00139ae0" fo:background-color="#fff20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4b52e" officeooo:paragraph-rsid="0014b52e" fo:background-color="#fff20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642d0" officeooo:paragraph-rsid="002642d0" fo:background-color="#fff200" style:font-weight-asian="normal" style:font-weight-complex="normal"/>
    </style:style>
    <style:style style:name="P17" style:family="paragraph" style:parent-style-name="Standard">
      <style:text-properties style:text-underline-style="none" fo:font-weight="bold" officeooo:rsid="00139ae0" officeooo:paragraph-rsid="00139ae0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6a84e" officeooo:paragraph-rsid="0016a84e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1bed2" officeooo:paragraph-rsid="0011bed2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1bed2" officeooo:paragraph-rsid="0019e4cd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b66b6" officeooo:paragraph-rsid="001b66b6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4b52e" officeooo:paragraph-rsid="0014b52e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642d0" officeooo:paragraph-rsid="002642d0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fde5b" officeooo:paragraph-rsid="000fde5b" style:font-weight-asian="bold" style:font-weight-complex="bold"/>
    </style:style>
    <style:style style:name="T1" style:family="text">
      <style:text-properties officeooo:rsid="001b66b6"/>
    </style:style>
    <style:style style:name="T2" style:family="text">
      <style:text-properties officeooo:rsid="002127c8"/>
    </style:style>
    <style:style style:name="T3" style:family="text">
      <style:text-properties officeooo:rsid="002642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ing CSV into Elastic Search through ingest node</text:p>
      <text:p text:style-name="P1"/>
      <text:p text:style-name="P18">Remove double quotes from CSV file using Find and Replace</text:p>
      <text:p text:style-name="P1"/>
      <text:p text:style-name="P4">Simulate pipeline</text:p>
      <text:p text:style-name="P3"/>
      <text:p text:style-name="P2">curl -X POST "localhost:9200/_ingest/pipeline/_simulate?pretty" -H "Content-Type: application/json" -d @pipeline_simulate.json</text:p>
      <text:p text:style-name="P2"/>
      <text:p text:style-name="P12">{</text:p>
      <text:p text:style-name="P12"><text:s/>"pipeline": {</text:p>
      <text:p text:style-name="P12"><text:s text:c="3"/>"description": "Parsing the NYC stations",</text:p>
      <text:p text:style-name="P12"><text:s text:c="3"/>"processors": [</text:p>
      <text:p text:style-name="P12"><text:s text:c="5"/>{</text:p>
      <text:p text:style-name="P12"><text:s text:c="7"/>"grok": {</text:p>
      <text:p text:style-name="P12"><text:s text:c="9"/>"field": "station",</text:p>
      <text:p text:style-name="P12"><text:s text:c="9"/>"patterns": [</text:p>
      <text:p text:style-name="P12"><text:s text:c="11"/>"%{WORD:division},%{DATA:line},%{DATA:station_name},%{NUMBER:location.lat},%{NUMBER:location.lon},%{DATA},%{DATA},%{DATA},%{DATA},%{DATA},%{DATA},%{DATA},%{DATA},%{DATA},%{DATA},%{DATA},%{DATA:entrance_type},%{DATA:entry},%{DATA:exit_only},%{DATA:vending}"</text:p>
      <text:p text:style-name="P12"><text:s text:c="9"/>]</text:p>
      <text:p text:style-name="P12"><text:s text:c="7"/>}</text:p>
      <text:p text:style-name="P12"><text:s text:c="5"/>},</text:p>
      <text:p text:style-name="P12"><text:s text:c="5"/>{</text:p>
      <text:p text:style-name="P12"><text:s text:c="7"/>"remove": {</text:p>
      <text:p text:style-name="P12"><text:s text:c="9"/>"field": "station"</text:p>
      <text:p text:style-name="P12"><text:s text:c="7"/>}</text:p>
      <text:p text:style-name="P12"><text:s text:c="5"/>}</text:p>
      <text:p text:style-name="P12"><text:s text:c="3"/>]</text:p>
      <text:p text:style-name="P12"><text:s/>},</text:p>
      <text:p text:style-name="P12"><text:s/>"docs": [</text:p>
      <text:p text:style-name="P12"><text:s text:c="3"/>{</text:p>
      <text:p text:style-name="P12"><text:s text:c="5"/>"_index": "subway_info",</text:p>
      <text:p text:style-name="P12"><text:s text:c="5"/>"_type": "station",</text:p>
      <text:p text:style-name="P12"><text:s text:c="5"/>"_id": "AVvJZVQEBr2flFKzrrkr",</text:p>
      <text:p text:style-name="P12"><text:s text:c="5"/>"_score": 1,</text:p>
      <text:p text:style-name="P12"><text:s text:c="5"/>"_source": {</text:p>
      <text:p text:style-name="P12"><text:s text:c="7"/>"station": "BMT,4 Avenue,53rd St,40.645069,-74.014034,R,,,,,,,,,,,Stair,NO,Yes,NO,NONE,,FALSE,,TRUE,4th Ave,52nd St,NW,40.645619,-74.013688,'(40.645069, -74.014034)','(40.645619, -74.013688)'"</text:p>
      <text:p text:style-name="P12"><text:s text:c="5"/>}</text:p>
      <text:p text:style-name="P12"><text:s text:c="3"/>}</text:p>
      <text:p text:style-name="P12"><text:s/>]</text:p>
      <text:p text:style-name="P12">}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reate Template</text:p>
      <text:p text:style-name="P3"/>
      <text:p text:style-name="P3">curl -X PUT "localhost:9200/_template/nyc_template" -H "Content-Type: application/json" -d @nyc_template.json</text:p>
      <text:p text:style-name="P3"/>
      <text:p text:style-name="P13">{</text:p>
      <text:p text:style-name="P13"><text:s/>"template": "subway_info*",</text:p>
      <text:p text:style-name="P13"><text:s/>"settings": {</text:p>
      <text:p text:style-name="P13"><text:s text:c="3"/>"number_of_shards": 1</text:p>
      <text:p text:style-name="P13"><text:s/>},</text:p>
      <text:p text:style-name="P13"><text:s/>"mappings": {</text:p>
      <text:p text:style-name="P13"><text:s text:c="3"/>"station": {</text:p>
      <text:p text:style-name="P13"><text:s text:c="5"/>"properties": {</text:p>
      <text:p text:style-name="P13"><text:s text:c="7"/>"location": {</text:p>
      <text:p text:style-name="P13"><text:s text:c="9"/>"type": "geo_point"</text:p>
      <text:p text:style-name="P13"><text:s text:c="7"/>},</text:p>
      <text:p text:style-name="P13"><text:s text:c="7"/>"entry": {</text:p>
      <text:p text:style-name="P13"><text:s text:c="9"/>"type": "keyword"</text:p>
      <text:p text:style-name="P13"><text:s text:c="7"/>},</text:p>
      <text:p text:style-name="P13"><text:s text:c="7"/>"exit_only": {</text:p>
      <text:p text:style-name="P13"><text:s text:c="9"/>"type": "keyword"</text:p>
      <text:p text:style-name="P13"><text:s text:c="7"/>}</text:p>
      <text:p text:style-name="P13"><text:s text:c="5"/>}</text:p>
      <text:p text:style-name="P13"><text:s text:c="3"/>}</text:p>
      <text:p text:style-name="P13"><text:s/>}</text:p>
      <text:p text:style-name="P13">}</text:p>
      <text:p text:style-name="P3"/>
      <text:p text:style-name="P17">Get Created template</text:p>
      <text:p text:style-name="P2"/>
      <text:p text:style-name="P2">curl -X GET "localhost:9200/_template/nyc_template”</text:p>
      <text:p text:style-name="P2"/>
      <text:p text:style-name="P17">Delete Template</text:p>
      <text:p text:style-name="P6"/>
      <text:p text:style-name="P6">curl -X DELETE "localhost:9200/_template/nyc_template"</text:p>
      <text:p text:style-name="P6"/>
      <text:p text:style-name="P17"><text:span text:style-name="T1">Create</text:span> pipeline from simulation to Elastic search</text:p>
      <text:p text:style-name="P6"/>
      <text:p text:style-name="P6">curl -X PUT "localhost:9200/_ingest/pipeline/parse_nyc_csv?pretty" -H "Content-Type: application/json" -d @parse_nyc_csv.json</text:p>
      <text:p text:style-name="P6"/>
      <text:p text:style-name="P14">{</text:p>
      <text:p text:style-name="P14"><text:s/>"description": "Parsing the NYC stations",</text:p>
      <text:p text:style-name="P14"><text:s/>"processors": [</text:p>
      <text:p text:style-name="P14"><text:s text:c="3"/>{</text:p>
      <text:p text:style-name="P14"><text:s text:c="5"/>"grok": {</text:p>
      <text:p text:style-name="P14"><text:s text:c="7"/>"field": "station",</text:p>
      <text:p text:style-name="P14"><text:s text:c="7"/>"patterns": [</text:p>
      <text:p text:style-name="P14"><text:s text:c="9"/>"%{WORD:division},%{DATA:line},%{DATA:station_name},%{NUMBER:location.lat},%{NUMBER:location.lon},%{DATA},%{DATA},%{DATA},%{DATA},%{DATA},%{DATA},%{DATA},%{DATA},%{DATA},%{DATA},%{DATA},%{DATA:entrance_type},%{DATA:entry},%{DATA:exit_only},%{DATA:vending}"</text:p>
      <text:p text:style-name="P14"><text:s text:c="7"/>]</text:p>
      <text:p text:style-name="P14"><text:soft-page-break/><text:s text:c="5"/>}</text:p>
      <text:p text:style-name="P14"><text:s text:c="3"/>},</text:p>
      <text:p text:style-name="P14"><text:s text:c="3"/>{</text:p>
      <text:p text:style-name="P14"><text:s text:c="5"/>"remove": {</text:p>
      <text:p text:style-name="P14"><text:s text:c="7"/>"field": "station"</text:p>
      <text:p text:style-name="P14"><text:s text:c="5"/>}</text:p>
      <text:p text:style-name="P14"><text:s text:c="3"/>}</text:p>
      <text:p text:style-name="P14"><text:s/>]</text:p>
      <text:p text:style-name="P14">}</text:p>
      <text:p text:style-name="P6"/>
      <text:p text:style-name="P21">Get pipeline</text:p>
      <text:p text:style-name="P10"/>
      <text:p text:style-name="P10">curl -X GET "localhost:9200/_ingest/pipeline/parse_nyc_csv?pretty"</text:p>
      <text:p text:style-name="P10"/>
      <text:p text:style-name="P21">Delete pipeline</text:p>
      <text:p text:style-name="P10"/>
      <text:p text:style-name="P10">curl -X DELETE "localhost:9200/_ingest/pipeline/parse_nyc_csv?pretty"</text:p>
      <text:p text:style-name="P6"/>
      <text:p text:style-name="P22">Start indexing CSV <text:span text:style-name="T2">(csv_es.sh)</text:span></text:p>
      <text:p text:style-name="P9"/>
      <text:p text:style-name="P15">#!/bin/bash</text:p>
      <text:p text:style-name="P15">while read f1</text:p>
      <text:p text:style-name="P15">do <text:s text:c="7"/></text:p>
      <text:p text:style-name="P15"><text:s text:c="3"/>curl -XPOST 'http://localhost:9200/subway_info_v1/station?pipeline=parse_nyc_csv' -H "Content-Type: application/json" -d "{ \"station\": \"$f1\" }"</text:p>
      <text:p text:style-name="P15">done &lt; NYC_Transit_Subway_Entrance_And_Exit_Data_Copy.csv</text:p>
      <text:p text:style-name="P9"/>
      <text:p text:style-name="P20">Delete <text:span text:style-name="T3">complete </text:span>Index</text:p>
      <text:p text:style-name="P8"/>
      <text:p text:style-name="P8">curl -X DELETE localhost:9200/subway_info_v1</text:p>
      <text:p text:style-name="P8"/>
      <text:p text:style-name="P23">Delete all documents in a type</text:p>
      <text:p text:style-name="P11"/>
      <text:p text:style-name="P16">curl -X POST "localhost:9200/subway_info_v1/station/_delete_by_query?conflicts=proceed" -H 'Content-Type: application/json' -d'</text:p>
      <text:p text:style-name="P16">{</text:p>
      <text:p text:style-name="P16"><text:s text:c="2"/>"query": {</text:p>
      <text:p text:style-name="P16"><text:s text:c="4"/>"match_all": {}</text:p>
      <text:p text:style-name="P16"><text:s text:c="2"/>}</text:p>
      <text:p text:style-name="P16">}</text:p>
      <text:p text:style-name="P16">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3:51:45.273599920</meta:creation-date>
    <dc:date>2018-11-25T14:35:22.113984552</dc:date>
    <meta:editing-duration>PT29M19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3" meta:paragraph-count="102" meta:word-count="249" meta:character-count="3006" meta:non-whitespace-character-count="2524"/>
  </office:meta>
</office:document-meta>
</file>